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0ad000" style:font-name="monospace" fo:font-size="14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.0972in" loext:contextual-spacing="false" fo:orphans="2" fo:widows="2"/>
    </style:style>
    <style:style style:name="P4" style:family="paragraph" style:parent-style-name="Text_20_body" style:list-style-name="L2">
      <style:paragraph-properties fo:margin-top="0in" fo:margin-bottom="0.0972in" loext:contextual-spacing="false" fo:orphans="2" fo:widows="2"/>
    </style:style>
    <style:style style:name="P5" style:family="paragraph" style:parent-style-name="Text_20_body" style:list-style-name="L3">
      <style:paragraph-properties fo:margin-top="0in" fo:margin-bottom="0.0972in" loext:contextual-spacing="false" fo:orphans="2" fo:widows="2"/>
    </style:style>
    <style:style style:name="P6" style:family="paragraph" style:parent-style-name="Text_20_body" style:list-style-name="L4">
      <style:paragraph-properties fo:margin-top="0in" fo:margin-bottom="0.0972in" loext:contextual-spacing="false" fo:orphans="2" fo:widows="2"/>
    </style:style>
    <style:style style:name="P7" style:family="paragraph" style:parent-style-name="Text_20_body" style:list-style-name="L5">
      <style:paragraph-properties fo:margin-top="0in" fo:margin-bottom="0.0972in" loext:contextual-spacing="false" fo:orphans="2" fo:widows="2"/>
    </style:style>
    <style:style style:name="P8" style:family="paragraph" style:parent-style-name="Text_20_body" style:list-style-name="L6">
      <style:paragraph-properties fo:margin-top="0in" fo:margin-bottom="0.0972in" loext:contextual-spacing="false" fo:orphans="2" fo:widows="2"/>
    </style:style>
    <style:style style:name="P9" style:family="paragraph" style:parent-style-name="Text_20_body" style:list-style-name="L7">
      <style:paragraph-properties fo:margin-top="0in" fo:margin-bottom="0.0972in" loext:contextual-spacing="false" fo:orphans="2" fo:widows="2"/>
    </style:style>
    <style:style style:name="P10" style:family="paragraph" style:parent-style-name="Text_20_body" style:list-style-name="L8">
      <style:paragraph-properties fo:margin-top="0in" fo:margin-bottom="0.0972in" loext:contextual-spacing="false" fo:orphans="2" fo:widows="2"/>
    </style:style>
    <style:style style:name="P11" style:family="paragraph" style:parent-style-name="Text_20_body" style:list-style-name="L9">
      <style:paragraph-properties fo:margin-top="0in" fo:margin-bottom="0.0972in" loext:contextual-spacing="false" fo:orphans="2" fo:widows="2"/>
    </style:style>
    <style:style style:name="P12" style:family="paragraph" style:parent-style-name="Text_20_body" style:list-style-name="L10">
      <style:paragraph-properties fo:margin-top="0in" fo:margin-bottom="0.0972in" loext:contextual-spacing="false" fo:orphans="2" fo:widows="2"/>
    </style:style>
    <style:style style:name="P13" style:family="paragraph" style:parent-style-name="Text_20_body" style:list-style-name="L11">
      <style:paragraph-properties fo:margin-top="0in" fo:margin-bottom="0.0972in" loext:contextual-spacing="false" fo:orphans="2" fo:widows="2"/>
    </style:style>
    <style:style style:name="P14" style:family="paragraph" style:parent-style-name="Text_20_body" style:list-style-name="L12">
      <style:paragraph-properties fo:margin-top="0in" fo:margin-bottom="0.0972in" loext:contextual-spacing="false" fo:orphans="2" fo:widows="2"/>
    </style:style>
    <style:style style:name="P15" style:family="paragraph" style:parent-style-name="Text_20_body" style:list-style-name="L13">
      <style:paragraph-properties fo:margin-top="0in" fo:margin-bottom="0.0972in" loext:contextual-spacing="false" fo:orphans="2" fo:widows="2"/>
    </style:style>
    <style:style style:name="P16" style:family="paragraph" style:parent-style-name="Text_20_body" style:list-style-name="L14">
      <style:paragraph-properties fo:margin-top="0in" fo:margin-bottom="0.0972in" loext:contextual-spacing="false" fo:orphans="2" fo:widows="2"/>
    </style:style>
    <style:style style:name="P17" style:family="paragraph" style:parent-style-name="Text_20_body" style:list-style-name="L15">
      <style:paragraph-properties fo:margin-top="0in" fo:margin-bottom="0.0972in" loext:contextual-spacing="false" fo:orphans="2" fo:widows="2"/>
    </style:style>
    <style:style style:name="P18" style:family="paragraph" style:parent-style-name="Text_20_body" style:list-style-name="L16">
      <style:paragraph-properties fo:margin-top="0in" fo:margin-bottom="0.0972in" loext:contextual-spacing="false" fo:orphans="2" fo:widows="2"/>
    </style:style>
    <style:style style:name="P19" style:family="paragraph" style:parent-style-name="Text_20_body" style:list-style-name="L17">
      <style:paragraph-properties fo:margin-top="0in" fo:margin-bottom="0.0972in" loext:contextual-spacing="false" fo:orphans="2" fo:widows="2"/>
    </style:style>
    <style:style style:name="P20" style:family="paragraph" style:parent-style-name="Text_20_body" style:list-style-name="L18">
      <style:paragraph-properties fo:margin-top="0in" fo:margin-bottom="0.0972in" loext:contextual-spacing="false" fo:orphans="2" fo:widows="2"/>
    </style:style>
    <style:style style:name="P21" style:family="paragraph" style:parent-style-name="Text_20_body" style:list-style-name="L19">
      <style:paragraph-properties fo:margin-top="0in" fo:margin-bottom="0.0972in" loext:contextual-spacing="false" fo:orphans="2" fo:widows="2"/>
    </style:style>
    <style:style style:name="P22" style:family="paragraph" style:parent-style-name="Text_20_body" style:list-style-name="L20">
      <style:paragraph-properties fo:margin-top="0in" fo:margin-bottom="0.0972in" loext:contextual-spacing="false" fo:orphans="2" fo:widows="2"/>
    </style:style>
    <style:style style:name="P23" style:family="paragraph" style:parent-style-name="Text_20_body" style:list-style-name="L21">
      <style:paragraph-properties fo:margin-top="0in" fo:margin-bottom="0.0972in" loext:contextual-spacing="false" fo:orphans="2" fo:widows="2"/>
    </style:style>
    <style:style style:name="P24" style:family="paragraph" style:parent-style-name="Text_20_body" style:list-style-name="L22">
      <style:paragraph-properties fo:margin-top="0in" fo:margin-bottom="0.0972in" loext:contextual-spacing="false" fo:orphans="2" fo:widows="2"/>
    </style:style>
    <style:style style:name="P25" style:family="paragraph" style:parent-style-name="Text_20_body" style:list-style-name="L23">
      <style:paragraph-properties fo:margin-top="0in" fo:margin-bottom="0.0972in" loext:contextual-spacing="false" fo:orphans="2" fo:widows="2"/>
    </style:style>
    <style:style style:name="P26" style:family="paragraph" style:parent-style-name="Text_20_body" style:list-style-name="L24">
      <style:paragraph-properties fo:margin-top="0in" fo:margin-bottom="0.0972in" loext:contextual-spacing="false" fo:orphans="2" fo:widows="2"/>
    </style:style>
    <style:style style:name="P27" style:family="paragraph" style:parent-style-name="Text_20_body" style:list-style-name="L1">
      <style:paragraph-properties fo:margin-top="0in" fo:margin-bottom="0.0972in" loext:contextual-spacing="false" fo:orphans="2" fo:widows="2"/>
      <style:text-properties fo:font-variant="normal" fo:text-transform="none" fo:color="#0ad000" style:font-name="monospace" fo:font-size="14pt" fo:letter-spacing="normal" fo:font-style="normal" fo:font-weight="normal"/>
    </style:style>
    <style:style style:name="P28" style:family="paragraph" style:parent-style-name="Text_20_body" style:list-style-name="L7">
      <style:paragraph-properties fo:margin-top="0in" fo:margin-bottom="0.0972in" loext:contextual-spacing="false" fo:orphans="2" fo:widows="2"/>
      <style:text-properties fo:font-variant="normal" fo:text-transform="none" fo:color="#0ad000" style:font-name="monospace" fo:font-size="14pt" fo:letter-spacing="normal" fo:font-style="normal" fo:font-weight="normal"/>
    </style:style>
    <style:style style:name="P29" style:family="paragraph" style:parent-style-name="Text_20_body" style:list-style-name="L13">
      <style:paragraph-properties fo:margin-top="0in" fo:margin-bottom="0.0972in" loext:contextual-spacing="false" fo:orphans="2" fo:widows="2"/>
      <style:text-properties fo:font-variant="normal" fo:text-transform="none" fo:color="#0ad000" style:font-name="monospace" fo:font-size="14pt" fo:letter-spacing="normal" fo:font-style="normal" fo:font-weight="normal"/>
    </style:style>
    <style:style style:name="P30" style:family="paragraph" style:parent-style-name="Text_20_body" style:list-style-name="L19">
      <style:paragraph-properties fo:margin-top="0in" fo:margin-bottom="0.0972in" loext:contextual-spacing="false" fo:orphans="2" fo:widows="2"/>
      <style:text-properties fo:font-variant="normal" fo:text-transform="none" fo:color="#0ad000" style:font-name="monospace" fo:font-size="14pt" fo:letter-spacing="normal" fo:font-style="normal" fo:font-weight="normal"/>
    </style:style>
    <style:style style:name="T1" style:family="text">
      <style:text-properties fo:font-variant="normal" fo:text-transform="none" fo:color="#0ad000" style:font-name="monospace" fo:font-size="14pt" fo:letter-spacing="normal" fo:font-style="normal" fo:font-weight="bold"/>
    </style:style>
    <style:style style:name="T2" style:family="text">
      <style:text-properties fo:font-variant="normal" fo:text-transform="none" fo:color="#0ad000" style:font-name="monospace" fo:font-size="14pt" fo:letter-spacing="normal" fo:font-style="normal" fo:font-weight="normal"/>
    </style:style>
    <style:style style:name="T3" style:family="text">
      <style:text-properties fo:font-variant="normal" fo:text-transform="none" fo:color="#e83e8c" style:font-name="SFMono-Regular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yberspace Active Defense (CAD)</text:span></text:span><text:span text:style-name="T2"><text:line-break/>XX OCT 2023<text:line-break/>Start Time: 1300<text:line-break/>Duration: 4 hours</text:span></text:p>
      <text:p text:style-name="P2">Type of Operation: Cyberspace Defense Design and Implementation</text:p>
      <text:p text:style-name="P2">Objective: Due to the increase in attacks and all the work performed in support of the Gorgas Cyberspace Operations, your team has been assigned to develop a defensive strategy for implementation, and will implement signature based protections across their network and harden the host-level network protections. Once the measures are in place for each task, you will be required to demonstrate that they are functioning and normal traffic is still authorized.</text:p>
      <text:p text:style-name="P1"><text:span text:style-name="T2">Scenario Credentials: FLAG = </text:span><text:span text:style-name="Source_20_Text"><text:span text:style-name="T3">i_am_filtering_your_noise</text:span></text:span></text:p>
      <text:p text:style-name="P2">---------------------------------------------------------------------------------------------------------</text:p>
      <text:p text:style-name="P1"><text:span text:style-name="T2"><text:line-break/></text:span><text:span text:style-name="Strong_20_Emphasis"><text:span text:style-name="T1">Task 1</text:span></text:span><text:span text:style-name="T2"><text:line-break/>IPTables/NFTables - Host Filtering</text:span></text:p>
      <text:list xml:id="list2369118269" text:style-name="L13">
        <text:list-item>
          <text:p text:style-name="P15"><text:span text:style-name="T2">You are required to </text:span><text:span text:style-name="Source_20_Text"><text:span text:style-name="T3">Setup and Test all Rules</text:span></text:span><text:span text:style-name="T2">, prior to implementing any </text:span><text:span text:style-name="Source_20_Text"><text:span text:style-name="T3">DROP Policy</text:span></text:span><text:span text:style-name="T2"> as you may lose connection if improperly configured. Notify Mission Command(Instructor) if connections are dropped.</text:span></text:p>
        </text:list-item>
        <text:list-item>
          <text:p text:style-name="P29">IPTable Rule Definitions for T1</text:p>
        </text:list-item>
        <text:list-item>
          <text:p text:style-name="P29">IPTable Rule Definitions for T3</text:p>
        </text:list-item>
        <text:list-item>
          <text:p text:style-name="P29">NFTable Rule Definitions for T2</text:p>
        </text:list-item>
        <text:list-item>
          <text:p text:style-name="P29">Validation of IPTables and NFTables</text:p>
        </text:list-item>
      </text:list>
      <text:p text:style-name="P2">---------------------------------------------------------------------------------------------------------</text:p>
      <text:p text:style-name="P1"><text:soft-page-break/><text:span text:style-name="T2"><text:line-break/></text:span><text:span text:style-name="Strong_20_Emphasis"><text:span text:style-name="T1">Task 2</text:span></text:span><text:span text:style-name="T2"><text:line-break/>IPTables/NFTables - NAT</text:span></text:p>
      <text:list xml:id="list1528521923" text:style-name="L14">
        <text:list-item>
          <text:p text:style-name="P16"><text:span text:style-name="T2">You are required to establishing </text:span><text:span text:style-name="Source_20_Text"><text:span text:style-name="T3">NAT</text:span></text:span><text:span text:style-name="T2"> policies for </text:span><text:span text:style-name="Source_20_Text"><text:span text:style-name="T3">T5</text:span></text:span><text:span text:style-name="T2"> and </text:span><text:span text:style-name="Source_20_Text"><text:span text:style-name="T3">T6</text:span></text:span><text:span text:style-name="T2"> through the respective </text:span><text:span text:style-name="Source_20_Text"><text:span text:style-name="T3">BLUE_HOST</text:span></text:span><text:span text:style-name="T2">'s they are attached to.</text:span></text:p>
        </text:list-item>
      </text:list>
      <text:p text:style-name="P1"><text:span text:style-name="T2">Prepare </text:span><text:span text:style-name="Source_20_Text"><text:span text:style-name="T3">T1</text:span></text:span><text:span text:style-name="T2"> for </text:span><text:span text:style-name="Source_20_Text"><text:span text:style-name="T3">NAT</text:span></text:span><text:span text:style-name="T2"> Configurations</text:span></text:p>
      <text:list xml:id="list1564650309" text:style-name="L15">
        <text:list-item>
          <text:p text:style-name="P17"><text:span text:style-name="T2">Change the </text:span><text:span text:style-name="Source_20_Text"><text:span text:style-name="T3">Default Policy</text:span></text:span><text:span text:style-name="T2"> in the </text:span><text:span text:style-name="Source_20_Text"><text:span text:style-name="T3">Filter Table</text:span></text:span><text:span text:style-name="T2"> for the </text:span><text:span text:style-name="Source_20_Text"><text:span text:style-name="T3">INPUT</text:span></text:span><text:span text:style-name="T2">, </text:span><text:span text:style-name="Source_20_Text"><text:span text:style-name="T3">OUTPUT</text:span></text:span><text:span text:style-name="T2">, and </text:span><text:span text:style-name="Source_20_Text"><text:span text:style-name="T3">FORWARD</text:span></text:span><text:span text:style-name="T2"> chains to </text:span><text:span text:style-name="Source_20_Text"><text:span text:style-name="T3">ACCEPT</text:span></text:span></text:p>
        </text:list-item>
        <text:list-item>
          <text:p text:style-name="P17"><text:span text:style-name="T2">Flush your current </text:span><text:span text:style-name="Source_20_Text"><text:span text:style-name="T3">iptables</text:span></text:span><text:span text:style-name="T2"> rules.</text:span></text:p>
        </text:list-item>
        <text:list-item>
          <text:p text:style-name="P17"><text:span text:style-name="T2">Temporarily enable </text:span><text:span text:style-name="Source_20_Text"><text:span text:style-name="T3">IPv4</text:span></text:span><text:span text:style-name="T2"> forwarding using the </text:span><text:span text:style-name="Source_20_Text"><text:span text:style-name="T3">/proc/sys/net/ipv4/ip_forward</text:span></text:span><text:span text:style-name="T2"> file</text:span></text:p>
        </text:list-item>
      </text:list>
      <text:p text:style-name="P1"><text:span text:style-name="T2">Prepare </text:span><text:span text:style-name="Source_20_Text"><text:span text:style-name="T3">T5</text:span></text:span><text:span text:style-name="T2"> for </text:span><text:span text:style-name="Source_20_Text"><text:span text:style-name="T3">NAT</text:span></text:span><text:span text:style-name="T2"> Configurations</text:span></text:p>
      <text:list xml:id="list1346919926" text:style-name="L16">
        <text:list-item>
          <text:p text:style-name="P18"><text:span text:style-name="T2">Ensure there is a </text:span><text:span text:style-name="Source_20_Text"><text:span text:style-name="T3">Default GW</text:span></text:span><text:span text:style-name="T2"> entry present for </text:span><text:span text:style-name="Source_20_Text"><text:span text:style-name="T3">192.168.1.1</text:span></text:span></text:p>
        </text:list-item>
        <text:list-item>
          <text:p text:style-name="P18"><text:span text:style-name="T2">You can use </text:span><text:span text:style-name="Source_20_Text"><text:span text:style-name="T3">sudo ip route replace default via 192.168.1.1</text:span></text:span></text:p>
        </text:list-item>
      </text:list>
      <text:p text:style-name="Text_20_body"/>
      <text:p text:style-name="P1"><text:span text:style-name="T2">Prepare </text:span><text:span text:style-name="Source_20_Text"><text:span text:style-name="T3">T2</text:span></text:span><text:span text:style-name="T2"> for </text:span><text:span text:style-name="Source_20_Text"><text:span text:style-name="T3">NAT</text:span></text:span><text:span text:style-name="T2"> Configurations</text:span></text:p>
      <text:list xml:id="list3741278463" text:style-name="L17">
        <text:list-item>
          <text:p text:style-name="P19"><text:span text:style-name="T2">Change your chains to now have a policy of </text:span><text:span text:style-name="Source_20_Text"><text:span text:style-name="T3">Accept</text:span></text:span></text:p>
        </text:list-item>
        <text:list-item>
          <text:p text:style-name="P19"><text:span text:style-name="T2">Flush your current </text:span><text:span text:style-name="Source_20_Text"><text:span text:style-name="T3">nftables</text:span></text:span><text:span text:style-name="T2"> rules.</text:span></text:p>
        </text:list-item>
        <text:list-item>
          <text:p text:style-name="P19"><text:span text:style-name="T2">Temporarily enable </text:span><text:span text:style-name="Source_20_Text"><text:span text:style-name="T3">IPv4</text:span></text:span><text:span text:style-name="T2"> forwarding using the </text:span><text:span text:style-name="Source_20_Text"><text:span text:style-name="T3">/proc/sys/net/ipv4/ip_forward</text:span></text:span><text:span text:style-name="T2"> file</text:span></text:p>
        </text:list-item>
      </text:list>
      <text:p text:style-name="P1"><text:span text:style-name="T2">Prepare </text:span><text:span text:style-name="Source_20_Text"><text:span text:style-name="T3">T6</text:span></text:span><text:span text:style-name="T2"> for </text:span><text:span text:style-name="Source_20_Text"><text:span text:style-name="T3">NAT</text:span></text:span><text:span text:style-name="T2"> Configurations</text:span></text:p>
      <text:list xml:id="list995984221" text:style-name="L18">
        <text:list-item>
          <text:p text:style-name="P20"><text:span text:style-name="T2">Ensure there is a </text:span><text:span text:style-name="Source_20_Text"><text:span text:style-name="T3">Default GW</text:span></text:span><text:span text:style-name="T2"> entry present for </text:span><text:span text:style-name="Source_20_Text"><text:span text:style-name="T3">192.168.3.1</text:span></text:span></text:p>
        </text:list-item>
        <text:list-item>
          <text:p text:style-name="P20"><text:span text:style-name="T2">You can use </text:span><text:span text:style-name="Source_20_Text"><text:span text:style-name="T3">sudo ip route replace default via 192.168.3.1</text:span></text:span></text:p>
        </text:list-item>
      </text:list>
      <text:p text:style-name="Text_20_body"/>
      <text:p text:style-name="P2">---------------------------------------------------------------------------------------------------------</text:p>
      <text:p text:style-name="P1"><text:soft-page-break/><text:span text:style-name="T2"><text:line-break/></text:span><text:span text:style-name="Strong_20_Emphasis"><text:span text:style-name="T1">Task 3</text:span></text:span><text:span text:style-name="T2"><text:line-break/>Signatures</text:span></text:p>
      <text:p text:style-name="P1"><text:span text:style-name="T2">Gorgan Cyber Forces have captured targeted traffic related to specific Indicators of Compromise </text:span><text:span text:style-name="Source_20_Text"><text:span text:style-name="T3">(IOCs)</text:span></text:span><text:span text:style-name="T2"> relating to Donovian Actors. They have stored the </text:span><text:span text:style-name="Source_20_Text"><text:span text:style-name="T3">Traffic Capture</text:span></text:span><text:span text:style-name="T2"> on the </text:span><text:span text:style-name="Source_20_Text"><text:span text:style-name="T3">Pivot</text:span></text:span><text:span text:style-name="T2">:</text:span></text:p>
      <text:p text:style-name="P1"><text:span text:style-name="Source_20_Text"><text:span text:style-name="T3">/home/activity_resources/pcaps/ids.pcap</text:span></text:span></text:p>
      <text:p text:style-name="P1"><text:span text:style-name="T2">They have also provided the following syntax for utilizing </text:span><text:span text:style-name="Source_20_Text"><text:span text:style-name="T3">Snort</text:span></text:span><text:span text:style-name="T2">, their implemented IDS Signature solution:</text:span></text:p>
      <text:p text:style-name="P1"><text:span text:style-name="Source_20_Text"><text:span text:style-name="T3">sudo snort -D -i eth0 -l /var/log/snort/ -c /etc/snort/snort.conf</text:span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Tools/Techniques: Wireshark, TCPDump, Open Source Research (OSR)</text:p>
      <text:p text:style-name="P1"><text:span text:style-name="T2">Prior Approvals: The Gorgan Government has mandated that all protections are required to be tested and validated prior to </text:span><text:span text:style-name="Source_20_Text"><text:span text:style-name="T3">Droping</text:span></text:span><text:span text:style-name="T2"> and/or </text:span><text:span text:style-name="Source_20_Text"><text:span text:style-name="T3">Blocking</text:span></text:span><text:span text:style-name="T2"> any traffic. Seek any clarifying guidance from Mission Command(Instructor), and ensure approval is received prior to moving between the different tasks.</text:span></text:p>
      <text:p text:style-name="P1"><text:span text:style-name="T2">Scheme of Maneuver:<text:line-break/></text:span><text:span text:style-name="Strong_20_Emphasis"><text:span text:style-name="T1">Task 1</text:span></text:span><text:span text:style-name="T2"><text:line-break/>&gt; Linux Ops Station<text:line-break/>→ INTERNET_HOST<text:line-break/>-→ BLUE_Host-1<text:line-break/>-→ BLUE_Host-3<text:line-break/>-→ BLUE_INT_DMZ_HOST-1</text:span></text:p>
      <text:p text:style-name="P2">Target Section:</text:p>
      <text:p text:style-name="P2">Pivot<text:line-break/>Hostname: INTERNET_HOST<text:line-break/>IP: 10.10.0.40 (Use the provided floating IP only for login from outside of the network<text:line-break/>Creds: PROVIDED CREDENTIALS<text:line-break/>Action: Utilize to Pivot into Gorgan Cyberspace and test filters &amp; Rules</text:p>
      <text:p text:style-name="P1"><text:span text:style-name="T2">T1<text:line-break/>Hostname: BLUE_Host-1<text:line-break/>IP: 172.16.82.106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Implement Host Filtering to Allow and Restrict Communications and Traffic</text:span></text:p>
      <text:p text:style-name="P1"><text:span text:style-name="T2">T2<text:line-break/>Hostname: BLUE_Host-3<text:line-break/>IP: 172.16.82.112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</text:span><text:soft-page-break/><text:span text:style-name="T2">Action: Implement Host Filtering to Allow and Restrict Communications and Traffic</text:span></text:p>
      <text:p text:style-name="P1"><text:span text:style-name="T2">T3<text:line-break/>Hostname: BLUE_INT_DMZ_HOST-1<text:line-break/>IP: 172.16.40.10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Implement Host Filtering to Allow and Restrict Communications and Traffic</text:span></text:p>
      <text:p text:style-name="P1"><text:span text:style-name="T2">T4<text:line-break/>Hostname: (Will be provided by Mission Command)<text:line-break/>IP: 10.50.XXX.XXX (Will be Provided by Mission Command)<text:line-break/>creds: student</text:span><text:span text:style-name="Source_20_Text"><text:span text:style-name="T3">X</text:span></text:span><text:span text:style-name="T2">:password</text:span><text:span text:style-name="Source_20_Text"><text:span text:style-name="T3">X</text:span></text:span><text:span text:style-name="T2"> (</text:span><text:span text:style-name="Source_20_Text"><text:span text:style-name="T3">X</text:span></text:span><text:span text:style-name="T2"> = Student Number)<text:line-break/>Known Ports: Unknown<text:line-break/>Action: Interrogate Target and validate Signatures</text:span></text:p>
      <text:p text:style-name="P1"><text:span text:style-name="T2">T5<text:line-break/>Hostname: BLUE_PRIV_HOST-1<text:line-break/>IP: 192.168.1.10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Allow traffic through NAT Capabilities</text:span></text:p>
      <text:p text:style-name="P1"><text:span text:style-name="T2">T6<text:line-break/>Hostname: BLUE_PRIV_HOST-3<text:line-break/>IP: 192.168.3.30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Allow traffic through NAT Capabilities</text:span></text:p>
      <text:p text:style-name="P1"><text:span text:style-name="Strong_20_Emphasis"><text:span text:style-name="T1">Cyberspace Active Defense (CAD)</text:span></text:span><text:span text:style-name="T2"><text:line-break/>XX OCT 2023<text:line-break/>Start Time: 1300<text:line-break/>Duration: 4 hours</text:span></text:p>
      <text:p text:style-name="P2">Type of Operation: Cyberspace Defense Design and Implementation</text:p>
      <text:p text:style-name="P2">Objective: Due to the increase in attacks and all the work performed in support of the Gorgas Cyberspace Operations, your team has been assigned to develop a defensive strategy <text:soft-page-break/>for implementation, and will implement signature based protections across their network and harden the host-level network protections. Once the measures are in place for each task, you will be required to demonstrate that they are functioning and normal traffic is still authorized.</text:p>
      <text:p text:style-name="P1"><text:span text:style-name="T2">Scenario Credentials: FLAG = </text:span><text:span text:style-name="Source_20_Text"><text:span text:style-name="T3">i_am_filtering_your_noise</text:span></text:span></text:p>
      <text:p text:style-name="Text_20_body"><text:line-break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1"><text:soft-page-break/><text:span text:style-name="Strong_20_Emphasis"><text:span text:style-name="T1">Task 1</text:span></text:span><text:span text:style-name="T2"><text:line-break/>IPTables/NFTables - Host Filtering</text:span></text:p>
      <text:list xml:id="list2066404478" text:style-name="L19">
        <text:list-item>
          <text:p text:style-name="P21"><text:span text:style-name="T2">You are required to </text:span><text:span text:style-name="Source_20_Text"><text:span text:style-name="T3">Setup and Test all Rules</text:span></text:span><text:span text:style-name="T2">, prior to implementing any </text:span><text:span text:style-name="Source_20_Text"><text:span text:style-name="T3">DROP Policy</text:span></text:span><text:span text:style-name="T2"> as you may lose connection if improperly configured. Notify Mission Command(Instructor) if connections are dropped.</text:span></text:p>
        </text:list-item>
        <text:list-item>
          <text:p text:style-name="P30">IPTable Rule Definitions for T1</text:p>
        </text:list-item>
        <text:list-item>
          <text:p text:style-name="P30">IPTable Rule Definitions for T3</text:p>
        </text:list-item>
        <text:list-item>
          <text:p text:style-name="P30">NFTable Rule Definitions for T2</text:p>
        </text:list-item>
        <text:list-item>
          <text:p text:style-name="P30">Validation of IPTables and NFTables</text:p>
        </text:list-item>
      </text:list>
      <text:p text:style-name="P2">---------------------------------------------------------------------------------------------------------</text:p>
      <text:p text:style-name="P1"><text:span text:style-name="T2"><text:line-break/></text:span><text:span text:style-name="Strong_20_Emphasis"><text:span text:style-name="T1">Task 2</text:span></text:span><text:span text:style-name="T2"><text:line-break/>IPTables/NFTables - NAT</text:span></text:p>
      <text:list xml:id="list2280320188" text:style-name="L20">
        <text:list-item>
          <text:p text:style-name="P22"><text:span text:style-name="T2">You are required to establishing </text:span><text:span text:style-name="Source_20_Text"><text:span text:style-name="T3">NAT</text:span></text:span><text:span text:style-name="T2"> policies for </text:span><text:span text:style-name="Source_20_Text"><text:span text:style-name="T3">T5</text:span></text:span><text:span text:style-name="T2"> and </text:span><text:span text:style-name="Source_20_Text"><text:span text:style-name="T3">T6</text:span></text:span><text:span text:style-name="T2"> through the respective </text:span><text:span text:style-name="Source_20_Text"><text:span text:style-name="T3">BLUE_HOST</text:span></text:span><text:span text:style-name="T2">'s they are attached to.</text:span></text:p>
        </text:list-item>
      </text:list>
      <text:p text:style-name="P1"><text:span text:style-name="T2">Prepare </text:span><text:span text:style-name="Source_20_Text"><text:span text:style-name="T3">T1</text:span></text:span><text:span text:style-name="T2"> for </text:span><text:span text:style-name="Source_20_Text"><text:span text:style-name="T3">NAT</text:span></text:span><text:span text:style-name="T2"> Configurations</text:span></text:p>
      <text:list xml:id="list3670042949" text:style-name="L21">
        <text:list-item>
          <text:p text:style-name="P23"><text:span text:style-name="T2">Change the </text:span><text:span text:style-name="Source_20_Text"><text:span text:style-name="T3">Default Policy</text:span></text:span><text:span text:style-name="T2"> in the </text:span><text:span text:style-name="Source_20_Text"><text:span text:style-name="T3">Filter Table</text:span></text:span><text:span text:style-name="T2"> for the </text:span><text:span text:style-name="Source_20_Text"><text:span text:style-name="T3">INPUT</text:span></text:span><text:span text:style-name="T2">, </text:span><text:span text:style-name="Source_20_Text"><text:span text:style-name="T3">OUTPUT</text:span></text:span><text:span text:style-name="T2">, and </text:span><text:span text:style-name="Source_20_Text"><text:span text:style-name="T3">FORWARD</text:span></text:span><text:span text:style-name="T2"> chains to </text:span><text:span text:style-name="Source_20_Text"><text:span text:style-name="T3">ACCEPT</text:span></text:span></text:p>
        </text:list-item>
        <text:list-item>
          <text:p text:style-name="P23"><text:span text:style-name="T2">Flush your current </text:span><text:span text:style-name="Source_20_Text"><text:span text:style-name="T3">iptables</text:span></text:span><text:span text:style-name="T2"> rules.</text:span></text:p>
        </text:list-item>
        <text:list-item>
          <text:p text:style-name="P23"><text:span text:style-name="T2">Temporarily enable </text:span><text:span text:style-name="Source_20_Text"><text:span text:style-name="T3">IPv4</text:span></text:span><text:span text:style-name="T2"> forwarding using the </text:span><text:span text:style-name="Source_20_Text"><text:span text:style-name="T3">/proc/sys/net/ipv4/ip_forward</text:span></text:span><text:span text:style-name="T2"> file</text:span></text:p>
        </text:list-item>
      </text:list>
      <text:p text:style-name="P1"><text:span text:style-name="T2">Prepare </text:span><text:span text:style-name="Source_20_Text"><text:span text:style-name="T3">T5</text:span></text:span><text:span text:style-name="T2"> for </text:span><text:span text:style-name="Source_20_Text"><text:span text:style-name="T3">NAT</text:span></text:span><text:span text:style-name="T2"> Configurations</text:span></text:p>
      <text:list xml:id="list425532287" text:style-name="L22">
        <text:list-item>
          <text:p text:style-name="P24"><text:span text:style-name="T2">Ensure there is a </text:span><text:span text:style-name="Source_20_Text"><text:span text:style-name="T3">Default GW</text:span></text:span><text:span text:style-name="T2"> entry present for </text:span><text:span text:style-name="Source_20_Text"><text:span text:style-name="T3">192.168.1.1</text:span></text:span></text:p>
        </text:list-item>
        <text:list-item>
          <text:p text:style-name="P24"><text:span text:style-name="T2">You can use </text:span><text:span text:style-name="Source_20_Text"><text:span text:style-name="T3">sudo ip route replace default via 192.168.1.1</text:span></text:span></text:p>
        </text:list-item>
      </text:list>
      <text:p text:style-name="Text_20_body"/>
      <text:p text:style-name="P1"><text:span text:style-name="T2">Prepare </text:span><text:span text:style-name="Source_20_Text"><text:span text:style-name="T3">T2</text:span></text:span><text:span text:style-name="T2"> for </text:span><text:span text:style-name="Source_20_Text"><text:span text:style-name="T3">NAT</text:span></text:span><text:span text:style-name="T2"> Configurations</text:span></text:p>
      <text:list xml:id="list2365490297" text:style-name="L23">
        <text:list-item>
          <text:p text:style-name="P25"><text:soft-page-break/><text:span text:style-name="T2">Change your chains to now have a policy of </text:span><text:span text:style-name="Source_20_Text"><text:span text:style-name="T3">Accept</text:span></text:span></text:p>
        </text:list-item>
        <text:list-item>
          <text:p text:style-name="P25"><text:span text:style-name="T2">Flush your current </text:span><text:span text:style-name="Source_20_Text"><text:span text:style-name="T3">nftables</text:span></text:span><text:span text:style-name="T2"> rules.</text:span></text:p>
        </text:list-item>
        <text:list-item>
          <text:p text:style-name="P25"><text:span text:style-name="T2">Temporarily enable </text:span><text:span text:style-name="Source_20_Text"><text:span text:style-name="T3">IPv4</text:span></text:span><text:span text:style-name="T2"> forwarding using the </text:span><text:span text:style-name="Source_20_Text"><text:span text:style-name="T3">/proc/sys/net/ipv4/ip_forward</text:span></text:span><text:span text:style-name="T2"> file</text:span></text:p>
        </text:list-item>
      </text:list>
      <text:p text:style-name="P1"><text:span text:style-name="T2">Prepare </text:span><text:span text:style-name="Source_20_Text"><text:span text:style-name="T3">T6</text:span></text:span><text:span text:style-name="T2"> for </text:span><text:span text:style-name="Source_20_Text"><text:span text:style-name="T3">NAT</text:span></text:span><text:span text:style-name="T2"> Configurations</text:span></text:p>
      <text:list xml:id="list917789824" text:style-name="L24">
        <text:list-item>
          <text:p text:style-name="P26"><text:span text:style-name="T2">Ensure there is a </text:span><text:span text:style-name="Source_20_Text"><text:span text:style-name="T3">Default GW</text:span></text:span><text:span text:style-name="T2"> entry present for </text:span><text:span text:style-name="Source_20_Text"><text:span text:style-name="T3">192.168.3.1</text:span></text:span></text:p>
        </text:list-item>
        <text:list-item>
          <text:p text:style-name="P26"><text:span text:style-name="T2">You can use </text:span><text:span text:style-name="Source_20_Text"><text:span text:style-name="T3">sudo ip route replace default via 192.168.3.1</text:span></text:span></text:p>
        </text:list-item>
      </text:list>
      <text:p text:style-name="Text_20_body"/>
      <text:p text:style-name="P2">---------------------------------------------------------------------------------------------------------</text:p>
      <text:p text:style-name="P1"><text:span text:style-name="T2"><text:line-break/></text:span><text:span text:style-name="Strong_20_Emphasis"><text:span text:style-name="T1">Task 3</text:span></text:span><text:span text:style-name="T2"><text:line-break/>Signatures</text:span></text:p>
      <text:p text:style-name="P1"><text:span text:style-name="T2">Gorgan Cyber Forces have captured targeted traffic related to specific Indicators of Compromise </text:span><text:span text:style-name="Source_20_Text"><text:span text:style-name="T3">(IOCs)</text:span></text:span><text:span text:style-name="T2"> relating to Donovian Actors. They have stored the </text:span><text:span text:style-name="Source_20_Text"><text:span text:style-name="T3">Traffic Capture</text:span></text:span><text:span text:style-name="T2"> on the </text:span><text:span text:style-name="Source_20_Text"><text:span text:style-name="T3">Pivot</text:span></text:span><text:span text:style-name="T2">:</text:span></text:p>
      <text:p text:style-name="P1"><text:span text:style-name="Source_20_Text"><text:span text:style-name="T3">/home/activity_resources/pcaps/ids.pcap</text:span></text:span></text:p>
      <text:p text:style-name="P1"><text:span text:style-name="T2">They have also provided the following syntax for utilizing </text:span><text:span text:style-name="Source_20_Text"><text:span text:style-name="T3">Snort</text:span></text:span><text:span text:style-name="T2">, their implemented IDS Signature solution:</text:span></text:p>
      <text:p text:style-name="P1"><text:span text:style-name="Source_20_Text"><text:span text:style-name="T3">sudo snort -D -i eth0 -l /var/log/snort/ -c /etc/snort/snort.conf</text:span></text:span></text:p>
      <text:p text:style-name="P2">---------------------------------------------------------------------------------------------------------</text:p>
      <text:p text:style-name="P2">Tools/Techniques: Wireshark, TCPDump, Open Source Research (OSR)</text:p>
      <text:p text:style-name="P1"><text:span text:style-name="T2">Prior Approvals: The Gorgan Government has mandated that all protections are required to be tested and validated prior to </text:span><text:span text:style-name="Source_20_Text"><text:span text:style-name="T3">Droping</text:span></text:span><text:span text:style-name="T2"> and/or </text:span><text:span text:style-name="Source_20_Text"><text:span text:style-name="T3">Blocking</text:span></text:span><text:span text:style-name="T2"> any traffic. Seek any clarifying guidance from Mission Command(Instructor), and ensure approval is received prior to moving between the different tasks.</text:span></text:p>
      <text:p text:style-name="P1"><text:soft-page-break/><text:span text:style-name="T2">Scheme of Maneuver:<text:line-break/></text:span><text:span text:style-name="Strong_20_Emphasis"><text:span text:style-name="T1">Task 1</text:span></text:span><text:span text:style-name="T2"><text:line-break/>&gt; Linux Ops Station<text:line-break/>→ INTERNET_HOST<text:line-break/>-→ BLUE_Host-1<text:line-break/>-→ BLUE_Host-3<text:line-break/>-→ BLUE_INT_DMZ_HOST-1</text:span></text:p>
      <text:p text:style-name="P2">Target Section:</text:p>
      <text:p text:style-name="P2">Pivot<text:line-break/>Hostname: INTERNET_HOST<text:line-break/>IP: 10.10.0.40 (Use the provided floating IP only for login from outside of the network<text:line-break/>Creds: PROVIDED CREDENTIALS<text:line-break/>Action: Utilize to Pivot into Gorgan Cyberspace and test filters &amp; Rules</text:p>
      <text:p text:style-name="P1"><text:span text:style-name="T2">T1<text:line-break/>Hostname: BLUE_Host-1<text:line-break/>IP: 172.16.82.106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Implement Host Filtering to Allow and Restrict Communications and Traffic</text:span></text:p>
      <text:p text:style-name="P1"><text:span text:style-name="T2">T2<text:line-break/>Hostname: BLUE_Host-3<text:line-break/>IP: 172.16.82.112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Implement Host Filtering to Allow and Restrict Communications and Traffic</text:span></text:p>
      <text:p text:style-name="P1"><text:span text:style-name="T2">T3<text:line-break/>Hostname: BLUE_INT_DMZ_HOST-1<text:line-break/>IP: 172.16.40.10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Implement Host Filtering to Allow and Restrict Communications and Traffic</text:span></text:p>
      <text:p text:style-name="P1"><text:soft-page-break/><text:span text:style-name="T2">T4<text:line-break/>Hostname: (Will be provided by Mission Command)<text:line-break/>IP: 10.50.XXX.XXX (Will be Provided by Mission Command)<text:line-break/>creds: student</text:span><text:span text:style-name="Source_20_Text"><text:span text:style-name="T3">X</text:span></text:span><text:span text:style-name="T2">:password</text:span><text:span text:style-name="Source_20_Text"><text:span text:style-name="T3">X</text:span></text:span><text:span text:style-name="T2"> (</text:span><text:span text:style-name="Source_20_Text"><text:span text:style-name="T3">X</text:span></text:span><text:span text:style-name="T2"> = Student Number)<text:line-break/>Known Ports: Unknown<text:line-break/>Action: Interrogate Target and validate Signatures</text:span></text:p>
      <text:p text:style-name="P1"><text:span text:style-name="T2">T5<text:line-break/>Hostname: BLUE_PRIV_HOST-1<text:line-break/>IP: 192.168.1.10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Allow traffic through NAT Capabilities</text:span></text:p>
      <text:p text:style-name="P1"><text:span text:style-name="T2">T6<text:line-break/>Hostname: BLUE_PRIV_HOST-3<text:line-break/>IP: 192.168.3.30<text:line-break/>creds: </text:span><text:span text:style-name="Source_20_Text"><text:span text:style-name="T3">student</text:span></text:span><text:span text:style-name="T2"> : </text:span><text:span text:style-name="Source_20_Text"><text:span text:style-name="T3">password</text:span></text:span><text:span text:style-name="T2"><text:line-break/>Action: Allow traffic through NAT Capabilities</text:span></text:p>
      <text:p text:style-name="Text_20_body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5:22:13.024829835</meta:creation-date>
    <dc:date>2022-06-24T15:38:28.972780367</dc:date>
    <meta:editing-duration>P3DT6M5S</meta:editing-duration>
    <meta:editing-cycles>1</meta:editing-cycles>
    <meta:document-statistic meta:table-count="0" meta:image-count="0" meta:object-count="0" meta:page-count="10" meta:paragraph-count="91" meta:word-count="1174" meta:character-count="8552" meta:non-whitespace-character-count="7494"/>
    <meta:generator>LibreOffice/6.4.7.2$Linux_X86_64 LibreOffice_project/40$Build-2</meta:generator>
  </office:meta>
</office:document-meta>
</file>